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1.196cm"/>
    </style:style>
    <style:style style:family="table-column" style:name="co3">
      <style:table-column-properties fo:break-before="auto" style:column-width="2.979cm"/>
    </style:style>
    <style:style style:family="table-column" style:name="co4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ackground-color="transparent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4"/>
        <table:table-column table:style-name="co4" table:default-cell-style-name="Default" table:number-columns-repeated="1018"/>
        <table:table-row table:style-name="ro1">
          <table:table-cell ns41:value-type="string" table:style-name="TL Title" office:value-type="string">
            <text:p>Tabel 5: Opgave van het aantal krachtswerktuigen in de onderscheidende beroepsklassen gebezigd.</text:p>
          </table:table-cell>
          <table:table-cell table:style-name="ce10" table:number-columns-repeated="4"/>
          <table:table-cell table:style-name="ce23"/>
          <table:table-cell table:style-name="ce17"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2"/>
          <table:table-cell table:style-name="ce28" table:number-columns-repeated="1018"/>
        </table:table-row>
        <table:table-row table:style-name="ro3">
          <table:covered-table-cell table:style-name="ce4"/>
          <table:table-cell table:style-name="ce11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table:style-name="ce28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4">
          <table:table-cell ns41:value-type="string" table:style-name="TL RowHeader" office:value-type="string">
            <text:p>Breda</text:p>
          </table:table-cell>
          <table:table-cell table:style-name="ce5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s Herthogenbosch</text:p>
          </table:table-cell>
          <table:table-cell table:style-name="ce5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ilburg</text:p>
          </table:table-cell>
          <table:table-cell table:style-name="ce5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5"/>
          <table:table-cell table:formula="of:=[.C6]+[.C7]+[.C8]" ns41:value-type="float" table:style-name="TL Data" office:value-type="float" office:value="688">
            <text:p>688</text:p>
          </table:table-cell>
          <table:table-cell table:formula="of:=[.D6]+[.D7]+[.D8]" ns41:value-type="float" table:style-name="TL Data" office:value-type="float" office:value="66">
            <text:p>66</text:p>
          </table:table-cell>
          <table:table-cell table:formula="of:=[.E6]+[.E7]+[.E8]" ns41:value-type="float" table:style-name="TL Data" office:value-type="float" office:value="1404">
            <text:p>1404</text:p>
          </table:table-cell>
          <table:table-cell table:formula="of:=[.F6]+[.F7]+[.F8]" ns41:value-type="float" table:style-name="TL Data" office:value-type="float" office:value="400">
            <text:p>400</text:p>
          </table:table-cell>
          <table:table-cell table:style-name="ce29" table:number-columns-repeated="1018"/>
        </table:table-row>
        <table:table-row table:style-name="ro4">
          <table:table-cell ns41:value-type="string" table:style-name="TL RowHeader" office:value-type="string">
            <text:p>Bergen op Zoom</text:p>
          </table:table-cell>
          <table:table-cell table:style-name="ce5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64" office:value-type="float">
            <text:p>64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Boxtel</text:p>
          </table:table-cell>
          <table:table-cell table:style-name="ce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3" office:value-type="float">
            <text:p>43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Deurne e.a.</text:p>
          </table:table-cell>
          <table:table-cell table:style-name="ce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Etten e.a.</text:p>
          </table:table-cell>
          <table:table-cell table:style-name="ce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8" office:value-type="float">
            <text:p>48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Helmond</text:p>
          </table:table-cell>
          <table:table-cell table:style-name="ce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" office:value-type="float">
            <text:p>17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Loon op Zand</text:p>
          </table:table-cell>
          <table:table-cell table:style-name="ce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2" office:value-type="float">
            <text:p>32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Oosterhout</text:p>
          </table:table-cell>
          <table:table-cell table:style-name="ce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4" office:value-type="float">
            <text:p>54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Oss</text:p>
          </table:table-cell>
          <table:table-cell table:style-name="ce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" office:value-type="float">
            <text:p>12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Prinsehage</text:p>
          </table:table-cell>
          <table:table-cell table:style-name="ce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1" office:value-type="float">
            <text:p>41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Rosendaal e.a.</text:p>
          </table:table-cell>
          <table:table-cell table:style-name="ce5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19" office:value-type="float">
            <text:p>119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Schijndel</text:p>
          </table:table-cell>
          <table:table-cell table:style-name="ce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6" office:value-type="float">
            <text:p>26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Steenbergen e.a.</text:p>
          </table:table-cell>
          <table:table-cell table:style-name="ce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3" office:value-type="float">
            <text:p>43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Uden</text:p>
          </table:table-cell>
          <table:table-cell table:style-name="ce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" office:value-type="float">
            <text:p>46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Veghel</text:p>
          </table:table-cell>
          <table:table-cell table:style-name="ce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" office:value-type="float">
            <text:p>21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Vught</text:p>
          </table:table-cell>
          <table:table-cell table:style-name="ce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9" office:value-type="float">
            <text:p>19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Woensel</text:p>
          </table:table-cell>
          <table:table-cell table:style-name="ce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" office:value-type="float">
            <text:p>11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Zevenbergen</text:p>
          </table:table-cell>
          <table:table-cell table:style-name="ce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7" office:value-type="float">
            <text:p>37</text:p>
          </table:table-cell>
          <table:table-cell table:style-name="ce30" table:number-columns-repeated="1018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5"/>
          <table:table-cell table:formula="of:=[.C10]+[.C11]+[.C12]+[.C13]+[.C14]+[.C15]+[.C16]+[.C17]+[.C18]+[.C19]+[.C20]+[.C21]+[.C22]+[.C23]+[.C24]+[.C25]+[.C26]" ns41:value-type="float" table:style-name="TL Data" office:value-type="float" office:value="737">
            <text:p>737</text:p>
          </table:table-cell>
          <table:table-cell table:formula="of:=[.D10]+[.D11]+[.D12]+[.D13]+[.D14]+[.D15]+[.D16]+[.D17]+[.D18]+[.D19]+[.D20]+[.D21]+[.D22]+[.D23]+[.D24]+[.D25]+[.D26]" ns41:value-type="float" table:style-name="TL Data" office:value-type="float" office:value="87">
            <text:p>87</text:p>
          </table:table-cell>
          <table:table-cell table:formula="of:=[.E10]+[.E11]+[.E12]+[.E13]+[.E14]+[.E15]+[.E16]+[.E17]+[.E18]+[.E19]+[.E20]+[.E21]+[.E22]+[.E23]+[.E24]+[.E25]+[.E26]" ns41:value-type="float" table:style-name="TL Data" office:value-type="float" office:value="1911">
            <text:p>1911</text:p>
          </table:table-cell>
          <table:table-cell table:formula="of:=[.F10]+[.F11]+[.F12]+[.F13]+[.F14]+[.F15]+[.F16]+[.F17]+[.F18]+[.F19]+[.F20]+[.F21]+[.F22]+[.F23]+[.F24]+[.F25]+[.F26]" ns41:value-type="float" table:style-name="TL Data" office:value-type="float" office:value="641">
            <text:p>641</text:p>
          </table:table-cell>
          <table:table-cell table:style-name="ce29" table:number-columns-repeated="1018"/>
        </table:table-row>
        <table:table-row table:style-name="ro4">
          <table:table-cell ns41:value-type="string" table:style-name="TL RowHeader" office:value-type="string">
            <text:p>Groep D totaal</text:p>
          </table:table-cell>
          <table:table-cell table:style-name="ce5"/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1435" office:value-type="float">
            <text:p>1435</text:p>
          </table:table-cell>
          <table:table-cell table:style-name="ce29" table:number-columns-repeated="1018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5"/>
          <table:table-cell table:formula="of:=[.C28]+[.C27]+[.C9]" ns41:value-type="float" table:style-name="TL Data" office:value-type="float" office:value="3311">
            <text:p>3311</text:p>
          </table:table-cell>
          <table:table-cell table:formula="of:=[.D28]+[.D27]+[.D9]" ns41:value-type="float" table:style-name="TL Data" office:value-type="float" office:value="414">
            <text:p>414</text:p>
          </table:table-cell>
          <table:table-cell table:formula="of:=[.E28]+[.E27]+[.E9]" ns41:value-type="float" table:style-name="TL Data" office:value-type="float" office:value="7630">
            <text:p>7630</text:p>
          </table:table-cell>
          <table:table-cell table:formula="of:=[.F28]+[.F27]+[.F9]" ns41:value-type="float" table:style-name="TL Data" office:value-type="float" office:value="2476">
            <text:p>2476</text:p>
          </table:table-cell>
          <table:table-cell table:style-name="ce29" table:number-columns-repeated="1018"/>
        </table:table-row>
        <table:table-row table:style-name="ro4">
          <table:table-cell table:number-columns-repeated="6"/>
          <table:table-cell table:style-name="ce30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7"/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4:20:25</dc:date>
    <meta:document-statistic meta:object-count="0" meta:cell-count="126" meta:table-count="1"/>
    <meta:generator>ODFPY/1.3.0dev</meta:generator>
  </office:meta>
</office:document-meta>
</file>